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222222" loext:opacity="100%" style:font-name="Arial" fo:font-size="10pt" fo:background-color="#ffffff" style:font-size-asian="10pt" style:font-name-complex="Arial1" style:font-size-complex="10pt"/>
    </style:style>
    <style:style style:name="P2" style:family="paragraph" style:parent-style-name="Standard">
      <style:text-properties officeooo:rsid="0001b554" officeooo:paragraph-rsid="0001b554"/>
    </style:style>
    <style:style style:name="P3" style:family="paragraph" style:parent-style-name="Standard">
      <style:text-properties officeooo:rsid="000493f6" officeooo:paragraph-rsid="000493f6"/>
    </style:style>
    <style:style style:name="P4" style:family="paragraph" style:parent-style-name="Standard">
      <style:text-properties officeooo:rsid="00079a3b" officeooo:paragraph-rsid="00079a3b"/>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222222" loext:opacity="100%" style:font-name="Arial" fo:font-size="10pt" fo:font-weight="bold" fo:background-color="#ffffff" loext:char-shading-value="0" style:font-size-asian="10pt" style:font-weight-asian="bold" style:font-name-complex="Arial1" style:font-size-complex="10pt" style:font-weight-complex="bold"/>
    </style:style>
    <style:style style:name="T4" style:family="text">
      <style:text-properties fo:color="#222222" loext:opacity="100%" style:font-name="Arial" fo:font-size="10pt" fo:font-style="italic" fo:font-weight="bold" fo:background-color="#ffffff" loext:char-shading-value="0" style:font-size-asian="10pt" style:font-style-asian="italic" style:font-weight-asian="bold" style:font-name-complex="Arial1" style:font-size-complex="10pt" style:font-style-complex="italic" style:font-weight-complex="bold"/>
    </style:style>
    <style:style style:name="T5" style:family="text">
      <style:text-properties fo:color="#222222" loext:opacity="100%" style:font-name="Arial" fo:font-size="10pt" fo:background-color="#ffffff" loext:char-shading-value="0" style:font-size-asian="10pt" style:font-name-complex="Arial1" style:font-size-complex="10pt"/>
    </style:style>
    <style:style style:name="T6" style:family="text">
      <style:text-properties officeooo:rsid="00037e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Notes from literature.</text:span></text:p>
      <text:p text:style-name="Standard"><text:span text:style-name="T1">Social Media Tools As A Learning Resource</text:span></text:p>
      <text:p text:style-name="Standard"><text:span text:style-name="T2">Methodology</text:span></text:p>
      <text:p text:style-name="Standard">The study was conducted with a qualitative and quantitative approach employing a survey to gather data.</text:p>
      <text:p text:style-name="P3">The survey consisted of 48 questions over 3 sections; </text:p>
      <text:p text:style-name="P3">1) consists of 7 demographic questions about participants gender, age, academic status, credit hours, employment, ethnicity and marital status. The intent of these questions is to observe if any of those criteria have an impact on the adoption of social media tools and different perceptions and attitudes towards social media</text:p>
      <text:p text:style-name="P3">2)Section 2 consists of 12 questions which collect data on the students level of knowledge about social media tools, which provides information on the potential resource that can be used for learning purposes</text:p>
      <text:p text:style-name="P3">3) The last section is made up of 22 questions related to students perceptions and attitudes towards social media adoption, rejection and social networking preferences.</text:p>
      <text:p text:style-name="P4">Observes facebook as a possible ice breaker tool that does a better job than simple self introduction in class, and can act as a ‘community learning starter’</text:p>
      <text:p text:style-name="P3"/>
      <text:p text:style-name="P2">It observes the shift in technology from a time where that wasn’t that much involvement from users (Web1.0) to the more modern form of the internet as we know it where <text:span text:style-name="T6">the</text:span> users are the main contributors dubbed as Web2.0. <text:span text:style-name="T6">The paper acknowledges the bond between the younger generation and Web 2.0 technologies and that those Web 2.0 technologies were not necessarily developed for learning purposes. Knowing what students are using and how they are using the social media tools is absolutely necessary for schools and faculty to integrate those tools in teaching and learning activities.</text:span></text:p>
      <text:p text:style-name="Standard">This paper concludes that technology should assist and improve teaching efficiency while enhancing student learning experiences. These social media tools are already existing among students and the students feel comfortable using social media. The paper also states that ‘intelligent adoption of social media tools can engage students in interactive learning, which is a key to a successful education.’ Youmei Liu also acknowledges that using social media tools in teaching sometimes can be very challenging to instructors and that students can be a very good consulting source, as the students are the experts, as they have a better understanding of the tools. The paper concludes that the future integration of technology in education should focus what students use instead of what the school wants them to use to guarantee maximum efficiency.</text:p>
      <text:p text:style-name="Standard"/>
      <text:p text:style-name="Standard"><text:span text:style-name="T1">Effectiveness of Social Media as a tool of communication and its potential for technology enables connections: A Study.</text:span></text:p>
      <text:p text:style-name="Standard"><text:span text:style-name="T2">Methodology</text:span></text:p>
      <text:p text:style-name="Standard"><text:soft-page-break/>The study employs a qualitative and quantitative analysis to empirically examine the effectiveness of social media via survey, as this was found to be the most appropriate method. This paper examined data from primary and secondary sources, primary being the data collected from the conducted survey, secondary being from online sources, magazines and journals.</text:p>
      <text:p text:style-name="Standard"/>
      <text:p text:style-name="Standard">The paper concludes that collaboration through online mediums become easy as long as it is facilitated by the platform. This is made easy by features allowing users to co-draft documents, organize members, arrange meetings, spread information and gauge opinion. It also notes that there will be a greater capacity for groups to participate in collective action, which is the hallmark of civil society. And that social media technologies are capable of reaching audiences all over the world.</text:p>
      <text:p text:style-name="P1"/>
      <text:p text:style-name="P1"/>
      <text:p text:style-name="P1"/>
      <text:p text:style-name="Standard"><text:span text:style-name="T3">Social Media: It’s what students do</text:span></text:p>
      <text:p text:style-name="Standard"><text:span text:style-name="T4">Methodology</text:span></text:p>
      <text:p text:style-name="Standard"><text:span text:style-name="T5">The students examined in the study were given iPods to blog with whilst on a trip to China</text:span></text:p>
      <text:p text:style-name="Standard"><text:span text:style-name="T5">This study found that implementing a social media aspect to a study tour in China saw the students working more collaboratively and all had a sense of team. It also observed a sense of working toward a goal. It concludes with ‘Truly, the secret for us educators is to observe how technology is used in every day life and then implement that use in out educational situations.’</text:span></text:p>
      <text:p text:style-name="P1"/>
      <text:p text:style-name="Standard"><text:span text:style-name="T1">A Study on Positive and Negative Effects of Social Media on Society</text:span></text:p>
      <text:p text:style-name="Standard"><text:span text:style-name="T2">Methodology</text:span></text:p>
      <text:p text:style-name="Standard">This paper employs on site observations, interviews and questionnaires/surveys to gather data.</text:p>
      <text:p text:style-name="Standard">The paper concludes noting things such as ‘online networking has expanded the quality and rate of coordinated effort for students’, Social media has different merits and likewise has a few faults which influence individuals. False data can lead the training framework to disappointment. And finally, all the citizens are advised to adopt the positive aspects of social media and avoid negative effects.</text:p>
      <text:p text:style-name="P1"/>
      <text:p text:style-name="Standard"><text:span text:style-name="T3">The Effects of Social Media on College Students</text:span></text:p>
      <text:p text:style-name="Standard"><text:span text:style-name="T4">Methodology</text:span></text:p>
      <text:p text:style-name="Standard"><text:span text:style-name="T5">This paper used an anonymous survey to collect data from 50 college students (35% were undergraduate while 65% were graduate)</text:span></text:p>
      <text:p text:style-name="P1"/>
      <text:p text:style-name="Standard"><text:span text:style-name="T5">This paper notes that college students were likely to be affected by social media <text:s/>and that it offers not only <text:s/>a world in which to make new friends, but is also a good way to release pressure. It also highlights that it absolutely affects students lives and also their grades, calling for an approach to better balance the relationship between social media and academic study. </text:span></text:p>
      <text:p text:style-name="Standard"><text:soft-page-break/><text:span text:style-name="T5">This paper also states that 3-4 weeks may have been too shorter time-span to conduct the study, and that the sample size of the surveyed students may have been too small. It also notes that for future research, it may be more helpful to measure the social presence besides motivation and pressure, examining how a students psychological state influences motivations for social media use.</text:span></text:p>
      <text:p text:style-name="P1"/>
      <text:p text:style-name="Standard"><text:span text:style-name="T3">The Impact of Social Media on Society</text:span></text:p>
      <text:p text:style-name="P1"/>
      <text:p text:style-name="Standard"><text:span text:style-name="T5">The paper mentions in its introduction that ‘Ironically, social media is in effect turning us into one of the most antisocial generations, yet.</text:span></text:p>
      <text:p text:style-name="Standard"><text:span text:style-name="T5">The paper talks about the connection between social media and anxiety – It states that social media causes depression anxiety in two ways. Chronic stress causes depression anxiety. Being constantly alert for new social media messages, to your instinctive fight or flight limbic system, is the same as being on continuous alert for predators, which causes a release of the stress hormone cortisol. The second cause of depression anxiety is from constantly trying to maintain an unrealistic and unachievable image of oneself on their chosen social network.</text:span></text:p>
      <text:p text:style-name="Standard"><text:span text:style-name="T5">Catfishing.</text:span></text:p>
      <text:p text:style-name="Standard"><text:span text:style-name="T5">The paper also mentions that social media can pave the way for criminal activity, by putting to use the freedoms offered by social media to hide their identity and engage in things like cyber bullying, cyber terrorism, human trafficking and drug dealing, though only talks in depth of cyber bullying, criminal and terrorist activities as they are the most common illicit activities.</text:span></text:p>
      <text:p text:style-name="Standard"><text:span text:style-name="T5">The paper concludes with a note saying that despite the positive benefit of rapid information sharing, social media enables people to create false identities and superficial connections, causes depression and is a primary recruiting tool of criminals and terrorists. It also mentions that the negative impacts of social media are rarely discussed, while the benefits are often emphasized.</text:span></text:p>
      <text:p text:style-name="Standard"/>
      <text:p text:style-name="Standard"/>
      <text:p text:style-name="Standard"><text:span text:style-name="T1">Effects of Social Media on Mental Health</text:span></text:p>
      <text:p text:style-name="Standard">This paper concludes observing the risks of social media and the younger generation, suggesting that it can have an epidemic-like effect of any individual. It goes on to say that social networking sites should be constrained to a certain age limit, and that any social media application that does not have a positive effect and enables things like discrimination, violence and racism, should be dissolved at once, completely.</text:p>
      <text:p text:style-name="Standard"/>
      <text:p text:style-name="Standard"><text:span text:style-name="T1">Social Media and Mental Health: Benefits, Risks, and Opportunities for Research and Practice</text:span></text:p>
      <text:p text:style-name="Standard">The paper concludes highlighting that social media has become an important part of the lives of many individuals living with mental disorders, and that many of which use social media to share lived experiences with mental illness, seek support from others, find treatments and recommendations and access mental health services. It also recognises that social media platforms could be used to allow individuals to access evidence based treatments and support. It ends on the recognition that to fully close the gap in mental health services integrated into social media that it would require researchers to work closely with clinicians to make sure that benefits of such things on social media platforms would out-weigh any possible risks.</text:p>
      <text:p text:style-name="Standard"><text:soft-page-break/></text:p>
      <text:p text:style-name="Standard"><text:span text:style-name="T1">Is social media bad for mental health and wellbeing? Exploring the perspectives of adolescents</text:span></text:p>
      <text:p text:style-name="Standard">This paper conducted a study that identified that adolescents perceived social media as being a threat to mental health in 3 ways; 1) it was believed to cause mood and anxiety disorders for some adolescents, (2) it was viewed as a platform for cyberbullying, and (3) the use of social media itself <text:s/>was often framed as a kind of ‘addiction’.</text:p>
      <text:p text:style-name="Standard">It also mentions in the papers abstract that future research should focus on targeting and utilising social media for promoting mental wellbeing among adolescents and educating youth to manage the possible deleterious effects.</text:p>
      <text:p text:style-name="Standard">In the findings of the research, it noted consistent negative views about the potential impact of social media on mental health. While there was some recognition of the possible positive effects, the overwhelming consensus amongst participants was that social media was dangerous for adolescent mental health in a broad sense, but mostly referring to the mental health of others rather than their own.</text:p>
      <text:p text:style-name="Standard">The paper concludes stating that rather than demonising the process, they way forward may be for adolescents to be actively involved in the development of programmes that identify the way to successfully navigate social media. And that we need to find ways to utilise social media in a more positive way, and in ways that promote positive wellbeing in this group. It ends on a note that adolescents need educating about the meanings of mental health and wellbeing, as well as about mental illness and the ways of preventing this or managing it if they are diagnosed with a condition.</text:p>
      <text:p text:style-name="Standard"/>
      <text:p text:style-name="Standard"><text:span text:style-name="T1">Mental health problems and social media exposure during COVID-19 outbreak</text:span></text:p>
      <text:p text:style-name="Standard"><text:span text:style-name="T2">Methodology</text:span></text:p>
      <text:p text:style-name="Standard">This piece of research employs an online survey to collect data</text:p>
      <text:p text:style-name="Standard">This paper researches into the relationship between high social media exposure and depression and anxiety in individuals during the coronavirus outbreak.</text:p>
      <text:p text:style-name="Standard">The research found that there was a direct correlation between high social media exposure and anxiety depression amongst individuals</text:p>
      <text:p text:style-name="Standard"/>
      <text:p text:style-name="Standard"><text:span text:style-name="T1">Twitter for teaching: Can social media be used to enhance the process of learning?</text:span></text:p>
      <text:p text:style-name="Standard"><text:span text:style-name="T2">Methodology</text:span></text:p>
      <text:p text:style-name="Standard">This paper employs a survey to collect data about the implementation of twitter to assist the process of learning</text:p>
      <text:p text:style-name="Standard">The research was conducted by encouraging students to communicate with their tutor and each other during a 12 week course. The study found 3 main results; 1) The amount of twitter usage was associated with increased student engagement including organising their social lives and sharing information. (2) Course related tweeting showed no evidence of being related to interpersonal relations between students and their tutor. (3) Twitter usage also did not relate to class attendance.</text:p>
      <text:p text:style-name="Standard"><text:soft-page-break/>It concludes that twitter was an effective way to engage students and tutors need not fear that it will result in a drop in attendance at lectures and seminars. And that the choice between making educational tweets as opposed to personal tweets should be made carefully as they have different effects on the way tutors are perceived by their students. </text:p>
      <text:p text:style-name="Standard">The paper ends on the note: It would be of considerable interest for future studies to assess which aspects of the learning process can be improved by Twitter and social media more generally.</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NY DALEY</meta:initial-creator>
    <meta:editing-cycles>5</meta:editing-cycles>
    <meta:creation-date>2022-10-26T09:19:00</meta:creation-date>
    <dc:date>2022-10-26T21:42:42.244590925</dc:date>
    <meta:editing-duration>PT7H12M40S</meta:editing-duration>
    <meta:generator>LibreOffice/7.3.6.2$Linux_X86_64 LibreOffice_project/30$Build-2</meta:generator>
    <meta:document-statistic meta:table-count="0" meta:image-count="0" meta:object-count="0" meta:page-count="5" meta:paragraph-count="54" meta:word-count="1858" meta:character-count="11656" meta:non-whitespace-character-count="9845"/>
    <meta:user-defined meta:name="AppVersion">16.0000</meta:user-defined>
    <meta:template xlink:type="simple" xlink:actuate="onRequest" xlink:title="Normal.dotm" xlink:href=""/>
  </office:meta>
</office:document-meta>
</file>